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cda9" officeooo:paragraph-rsid="0001cda9"/>
    </style:style>
    <style:style style:name="P2" style:family="paragraph" style:parent-style-name="Standard">
      <style:text-properties officeooo:rsid="0001cda9" officeooo:paragraph-rsid="0005dc4d"/>
    </style:style>
    <style:style style:name="P3" style:family="paragraph" style:parent-style-name="Standard">
      <style:text-properties officeooo:rsid="0001cda9" officeooo:paragraph-rsid="0001cda9"/>
    </style:style>
    <style:style style:name="P4" style:family="paragraph" style:parent-style-name="Standard">
      <style:text-properties officeooo:rsid="0001cda9" officeooo:paragraph-rsid="00085dc2"/>
    </style:style>
    <style:style style:name="P5" style:family="paragraph" style:parent-style-name="Standard">
      <style:text-properties officeooo:rsid="00085dc2" officeooo:paragraph-rsid="00085dc2"/>
    </style:style>
    <style:style style:name="P6" style:family="paragraph" style:parent-style-name="Standard">
      <style:text-properties officeooo:rsid="00098500" officeooo:paragraph-rsid="00098500"/>
    </style:style>
    <style:style style:name="P7" style:family="paragraph" style:parent-style-name="Standard">
      <style:text-properties officeooo:rsid="000b8b98" officeooo:paragraph-rsid="00085dc2"/>
    </style:style>
    <style:style style:name="P8" style:family="paragraph" style:parent-style-name="Text_20_body" style:list-style-name="L1"/>
    <style:style style:name="P9" style:family="paragraph" style:parent-style-name="Text_20_body">
      <style:text-properties officeooo:rsid="0001cda9" officeooo:paragraph-rsid="0001cda9"/>
    </style:style>
    <style:style style:name="P10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041eb6"/>
    </style:style>
    <style:style style:name="T2" style:family="text">
      <style:text-properties officeooo:rsid="0005dc4d"/>
    </style:style>
    <style:style style:name="T3" style:family="text">
      <style:text-properties officeooo:rsid="00073d53"/>
    </style:style>
    <style:style style:name="T4" style:family="text">
      <style:text-properties officeooo:rsid="00085dc2"/>
    </style:style>
    <style:style style:name="T5" style:family="text">
      <style:text-properties officeooo:rsid="000a00b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a boucle STT/TTS est réalisée par le script STT.py </text:p>
      <text:p text:style-name="Text_20_body">Les étapes suivantes doivent être réalisées au préalable pour pouvoir lancer le script STT.py : </text:p>
      <text:p text:style-name="Text_20_body">Installer pico2wave  </text:p>
      <text:p text:style-name="Text_20_body">Installer SpeechRecognition :</text:p>
      <text:list xml:id="list4316375952412605610" text:style-name="L1">
        <text:list-item>
          <text:p text:style-name="P10">pip install libportaudio-dev </text:p>
        </text:list-item>
        <text:list-item>
          <text:p text:style-name="P10">pip install portaudiov19-dev </text:p>
        </text:list-item>
        <text:list-item>
          <text:p text:style-name="P10">sudo apt-get install python-all-dev </text:p>
        </text:list-item>
        <text:list-item>
          <text:p text:style-name="P8">pip install PyAudio </text:p>
        </text:list-item>
      </text:list>
      <text:p text:style-name="Text_20_body">Installer Xamp</text:p>
      <text:p text:style-name="Text_20_body">Placer et dézipper le dossier de Genesis dans /opt/lampp/htdocs/www (à télécharger à l'adresse : <text:a xlink:type="simple" xlink:href="http://s140685957.onlinehome.fr/bot/documentation.htm">http://s140685957.onlinehome.fr/bot/documentation.htm</text:a>)</text:p>
      <text:p text:style-name="Text_20_body">Remplacer le fichier AR.txt de Genesis par le fichier AR.txt fourni</text:p>
      <text:p text:style-name="Text_20_body">Adapter les chemins contenus dans les variables "pico" et "reponse"présents dans les fichiers : test_bdd.py, voice_recognition.py , choix_documents.py, ReponseRobot.py et pico.sh </text:p>
      <text:p text:style-name="P1"/>
      <text:p text:style-name="P7"/>
      <text:p text:style-name="P5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1T19:00:22.089952029</meta:creation-date>
    <dc:date>2016-05-25T21:55:53.337297638</dc:date>
    <meta:editing-duration>PT3H13M29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95" meta:character-count="727" meta:non-whitespace-character-count="639"/>
  </office:meta>
</office:document-meta>
</file>